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4"/>
          <table:table-cell office:value-type="float" office:value="312674578" calcext:value-type="float">
            <text:p>312674578</text:p>
          </table:table-cell>
          <table:table-cell office:value-type="float" office:value="428481280" calcext:value-type="float">
            <text:p>428481280</text:p>
          </table:table-cell>
          <table:table-cell office:value-type="float" office:value="272345824" calcext:value-type="float">
            <text:p>272345824</text:p>
          </table:table-cell>
          <table:table-cell/>
          <table:table-cell table:formula="of:=[.F7]/([.F7]-[.G7])" office:value-type="float" office:value="2.744291981957" calcext:value-type="float">
            <text:p>2.744291982</text:p>
          </table:table-cell>
          <table:table-cell table:formula="of:=[.F7]/[.E7]" office:value-type="float" office:value="1.37037453681316" calcext:value-type="float">
            <text:p>1.3703745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2763920" calcext:value-type="float">
            <text:p>312763920</text:p>
          </table:table-cell>
          <table:table-cell office:value-type="float" office:value="428734752" calcext:value-type="float">
            <text:p>428734752</text:p>
          </table:table-cell>
          <table:table-cell office:value-type="float" office:value="272552296" calcext:value-type="float">
            <text:p>272552296</text:p>
          </table:table-cell>
          <table:table-cell/>
          <table:table-cell table:formula="of:=[.F8]/([.F8]-[.G8])" office:value-type="float" office:value="2.74508906429286" calcext:value-type="float">
            <text:p>2.7450890643</text:p>
          </table:table-cell>
          <table:table-cell table:formula="of:=[.F8]/[.E8]" office:value-type="float" office:value="1.37079351096508" calcext:value-type="float">
            <text:p>1.3707935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2588094" calcext:value-type="float">
            <text:p>312588094</text:p>
          </table:table-cell>
          <table:table-cell office:value-type="float" office:value="428263792" calcext:value-type="float">
            <text:p>428263792</text:p>
          </table:table-cell>
          <table:table-cell office:value-type="float" office:value="272166240" calcext:value-type="float">
            <text:p>272166240</text:p>
          </table:table-cell>
          <table:table-cell/>
          <table:table-cell table:formula="of:=[.F9]/([.F9]-[.G9])" office:value-type="float" office:value="2.74356507525499" calcext:value-type="float">
            <text:p>2.7435650753</text:p>
          </table:table-cell>
          <table:table-cell table:formula="of:=[.F9]/[.E9]" office:value-type="float" office:value="1.370057913978" calcext:value-type="float">
            <text:p>1.3700579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2440272" calcext:value-type="float">
            <text:p>312440272</text:p>
          </table:table-cell>
          <table:table-cell office:value-type="float" office:value="428224056" calcext:value-type="float">
            <text:p>428224056</text:p>
          </table:table-cell>
          <table:table-cell office:value-type="float" office:value="272200600" calcext:value-type="float">
            <text:p>272200600</text:p>
          </table:table-cell>
          <table:table-cell/>
          <table:table-cell table:formula="of:=[.F10]/([.F10]-[.G10])" office:value-type="float" office:value="2.74461332275578" calcext:value-type="float">
            <text:p>2.7446133228</text:p>
          </table:table-cell>
          <table:table-cell table:formula="of:=[.F10]/[.E10]" office:value-type="float" office:value="1.37057893740407" calcext:value-type="float">
            <text:p>1.37057893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2836489" calcext:value-type="float">
            <text:p>312836489</text:p>
          </table:table-cell>
          <table:table-cell office:value-type="float" office:value="429005664" calcext:value-type="float">
            <text:p>429005664</text:p>
          </table:table-cell>
          <table:table-cell office:value-type="float" office:value="272780248" calcext:value-type="float">
            <text:p>272780248</text:p>
          </table:table-cell>
          <table:table-cell/>
          <table:table-cell table:formula="of:=[.F11]/([.F11]-[.G11])" office:value-type="float" office:value="2.74606830939724" calcext:value-type="float">
            <text:p>2.7460683094</text:p>
          </table:table-cell>
          <table:table-cell table:formula="of:=[.F11]/[.E11]" office:value-type="float" office:value="1.37134151253053" calcext:value-type="float">
            <text:p>1.3713415125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gc rd cnt</text:p>
          </table:table-cell>
          <table:table-cell office:value-type="string" calcext:value-type="string">
            <text:p>gc wr cnt</text:p>
          </table:table-cell>
          <table:table-cell office:value-type="string" calcext:value-type="string">
            <text:p>gc rd sect</text:p>
          </table:table-cell>
          <table:table-cell office:value-type="string" calcext:value-type="string">
            <text:p>gc wr sect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325357" calcext:value-type="float">
            <text:p>325357</text:p>
          </table:table-cell>
          <table:table-cell table:number-columns-repeated="2" office:value-type="float" office:value="2602856" calcext:value-type="float">
            <text:p>260285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drvcmd cnt</text:p>
          </table:table-cell>
          <table:table-cell office:value-type="string" calcext:value-type="string">
            <text:p>rdcnt</text:p>
          </table:table-cell>
          <table:table-cell office:value-type="string" calcext:value-type="string">
            <text:p>wrcnt</text:p>
          </table:table-cell>
          <table:table-cell office:value-type="string" calcext:value-type="string">
            <text:p>rdsec</text:p>
          </table:table-cell>
          <table:table-cell office:value-type="string" calcext:value-type="string">
            <text:p>wrsec</text:p>
          </table:table-cell>
        </table:table-row>
        <table:table-row table:style-name="ro1">
          <table:table-cell table:number-columns-repeated="4"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65794111" calcext:value-type="float">
            <text:p>65794111</text:p>
          </table:table-cell>
          <table:table-cell office:value-type="float" office:value="64517976" calcext:value-type="float">
            <text:p>64517976</text:p>
          </table:table-cell>
          <table:table-cell office:value-type="float" office:value="1276135" calcext:value-type="float">
            <text:p>1276135</text:p>
          </table:table-cell>
          <table:table-cell office:value-type="float" office:value="1159315848" calcext:value-type="float">
            <text:p>1159315848</text:p>
          </table:table-cell>
          <table:table-cell office:value-type="float" office:value="653381120" calcext:value-type="float">
            <text:p>653381120</text:p>
          </table:table-cell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4"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36676434" calcext:value-type="float">
            <text:p>136676434</text:p>
          </table:table-cell>
          <table:table-cell table:number-columns-repeated="2" office:value-type="float" office:value="68338217" calcext:value-type="float">
            <text:p>68338217</text:p>
          </table:table-cell>
          <table:table-cell table:number-columns-repeated="2" office:value-type="float" office:value="1563303353" calcext:value-type="float">
            <text:p>1563303353</text:p>
          </table:table-cell>
        </table:table-row>
        <table:table-row table:style-name="ro1">
          <table:table-cell table:number-columns-repeated="4"/>
          <table:table-cell office:value-type="float" office:value="312674578" calcext:value-type="float">
            <text:p>312674578</text:p>
          </table:table-cell>
          <table:table-cell office:value-type="float" office:value="428481280" calcext:value-type="float">
            <text:p>428481280</text:p>
          </table:table-cell>
          <table:table-cell office:value-type="float" office:value="272345824" calcext:value-type="float">
            <text:p>27234582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12763920" calcext:value-type="float">
            <text:p>312763920</text:p>
          </table:table-cell>
          <table:table-cell office:value-type="float" office:value="428734752" calcext:value-type="float">
            <text:p>428734752</text:p>
          </table:table-cell>
          <table:table-cell office:value-type="float" office:value="272552296" calcext:value-type="float">
            <text:p>2725522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12588094" calcext:value-type="float">
            <text:p>312588094</text:p>
          </table:table-cell>
          <table:table-cell office:value-type="float" office:value="428263792" calcext:value-type="float">
            <text:p>428263792</text:p>
          </table:table-cell>
          <table:table-cell office:value-type="float" office:value="272166240" calcext:value-type="float">
            <text:p>27216624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12440272" calcext:value-type="float">
            <text:p>312440272</text:p>
          </table:table-cell>
          <table:table-cell office:value-type="float" office:value="428224056" calcext:value-type="float">
            <text:p>428224056</text:p>
          </table:table-cell>
          <table:table-cell office:value-type="float" office:value="272200600" calcext:value-type="float">
            <text:p>2722006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12836489" calcext:value-type="float">
            <text:p>312836489</text:p>
          </table:table-cell>
          <table:table-cell office:value-type="float" office:value="429005664" calcext:value-type="float">
            <text:p>429005664</text:p>
          </table:table-cell>
          <table:table-cell office:value-type="float" office:value="272780248" calcext:value-type="float">
            <text:p>2727802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6:07:08.427551519</meta:creation-date>
    <dc:date>2016-08-02T16:54:51.978489446</dc:date>
    <meta:editing-duration>PT16M43S</meta:editing-duration>
    <meta:editing-cycles>1</meta:editing-cycles>
    <meta:document-statistic meta:table-count="1" meta:cell-count="104" meta:object-count="0"/>
    <meta:generator>LibreOffice/5.1.4.2$Linux_X86_64 LibreOffice_project/10m0$Build-2</meta:generator>
  </office:meta>
</office:document-meta>
</file>